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484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4"/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6pt" style:text-scale="99%" fo:font-style="italic" style:letter-kerning="false" fo:language="en" fo:country="US" style:language-asian="en" style:country-asian="US" style:language-complex="ar" style:country-complex="SA" style:font-name-asian="Times New Roman1" style:font-name-complex="Times New Roman" style:font-size-complex="16pt"/>
    </style:style>
    <style:style style:name="T2" style:family="text">
      <style:text-properties style:font-name="Times New Roman" fo:font-size="16pt" style:text-scale="99%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/>
    </style:style>
    <style:style style:name="T3" style:family="text">
      <style:text-properties style:font-name="Times New Roman" fo:font-size="16pt" fo:font-style="italic" style:letter-kerning="false" fo:language="en" fo:country="US" style:language-asian="en" style:country-asian="US" style:language-complex="ar" style:country-complex="SA" style:font-name-asian="Times New Roman1" style:font-name-complex="Times New Roman" style:font-size-complex="16pt"/>
    </style:style>
    <style:style style:name="T4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style:text-position="sub 58%" fo:language="uk" fo:country="UA"/>
    </style:style>
    <style:style style:name="T5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 fo:letter-spacing="-0.0055in"/>
    </style:style>
    <style:style style:name="T6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/>
    </style:style>
    <style:style style:name="T7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font-weight-complex="bold"/>
    </style:style>
    <style:style style:name="T8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/>
    </style:style>
    <style:style style:name="T9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text-position="sub 58%"/>
    </style:style>
    <style:style style:name="T10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-0.0028in"/>
    </style:style>
    <style:style style:name="T11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normal"/>
    </style:style>
    <style:style style:name="T12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0.0008in"/>
    </style:style>
    <style:style style:name="T13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</text:p>
            <text:p>(мм)</text:p>
          </table:table-cell>
          <table:table-cell table:style-name="ce3" office:value-type="string" calcext:value-type="string">
            <text:p>l</text:p>
            <text:p><text:span text:style-name="T1">(</text:span><text:span text:style-name="T2">м)</text:span></text:p>
          </table:table-cell>
          <table:table-cell table:style-name="ce1" office:value-type="string" calcext:value-type="string">
            <text:p>t</text:p>
            <text:p>(c)</text:p>
          </table:table-cell>
          <table:table-cell table:style-name="ce3" office:value-type="string" calcext:value-type="string">
            <text:p><text:span text:style-name="T3">v</text:span><text:span text:style-name="T4">уст</text:span><text:span text:style-name="T5"> </text:span><text:span text:style-name="T6">(м/с)</text:span></text:p>
          </table:table-cell>
          <table:table-cell table:style-name="ce6" office:value-type="string" calcext:value-type="string">
            <text:p><text:span text:style-name="T7">η</text:span><text:span text:style-name="T8"> (Па·с)</text:span></text:p>
          </table:table-cell>
          <table:table-cell table:style-name="ce8" office:value-type="string" calcext:value-type="string">
            <text:p><text:span text:style-name="T7">η</text:span><text:span text:style-name="T9">і</text:span><text:span text:style-name="T10"> </text:span><text:span text:style-name="T8">–</text:span><text:span text:style-name="T11"> </text:span><text:span text:style-name="T8">&lt;</text:span><text:span text:style-name="T7">η</text:span><text:span text:style-name="T8">&gt;</text:span></text:p>
            <text:p>(Па·с)</text:p>
          </table:table-cell>
          <table:table-cell table:style-name="ce6" office:value-type="string" calcext:value-type="string">
            <text:p><text:span text:style-name="T8">(</text:span><text:span text:style-name="T7">η</text:span><text:span text:style-name="T9">i</text:span><text:span text:style-name="T10"> </text:span><text:span text:style-name="T8">–</text:span><text:span text:style-name="T12"> </text:span><text:span text:style-name="T8">&lt;</text:span><text:span text:style-name="T7">η</text:span><text:span text:style-name="T8">&gt;)</text:span><text:span text:style-name="T13">2</text:span></text:p>
            <text:p><text:span text:style-name="T8">(Па·с)</text:span><text:span text:style-name="T13">2</text:span>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11" calcext:value-type="float">
            <text:p>1.011</text:p>
          </table:table-cell>
          <table:table-cell office:value-type="float" office:value="29.047" calcext:value-type="float">
            <text:p>29.047</text:p>
          </table:table-cell>
          <table:table-cell table:style-name="ce12" table:formula="of:=[.$C$2]/[.$D$2]" office:value-type="float" office:value="0.0348056597927497" calcext:value-type="float">
            <text:p>0.03480566</text:p>
          </table:table-cell>
          <table:table-cell table:style-name="ce16" table:formula="of:= (2/9) * 9.8 * (([.B2]/2 * 10^(-3))^2) * ( (11.3 - 1.2) * 10^3 ) / ([.E2])" office:value-type="float" office:value="0.404450185383009" calcext:value-type="float">
            <text:p>0.40445019</text:p>
          </table:table-cell>
          <table:table-cell table:style-name="ce16" table:formula="of:=[.F2] - [.F12]" office:value-type="float" office:value="0.0172399721393862" calcext:value-type="float">
            <text:p>0.01723997</text:p>
          </table:table-cell>
          <table:table-cell table:style-name="ce16" table:formula="of:= [.G2]^2" office:value-type="float" office:value="0.000297216639366811" calcext:value-type="float">
            <text:p>0.00029722</text:p>
          </table:table-cell>
          <table:table-cell table:style-name="ce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988" calcext:value-type="float">
            <text:p>0.988</text:p>
          </table:table-cell>
          <table:table-cell office:value-type="float" office:value="12.109" calcext:value-type="float">
            <text:p>12.109</text:p>
          </table:table-cell>
          <table:table-cell table:style-name="ce13" table:formula="of:=[.$C$3]/[.$D$3]" office:value-type="float" office:value="0.0815922041456768" calcext:value-type="float">
            <text:p>0.08159220</text:p>
          </table:table-cell>
          <table:table-cell table:style-name="ce16" table:formula="of:= (2/9) * 9.8 * (([.B3]/2 * 10^(-3))^2) * ( (11.3 - 1.2) * 10^3 ) / ([.E3])" office:value-type="float" office:value="0.388193949797571" calcext:value-type="float">
            <text:p>0.38819395</text:p>
          </table:table-cell>
          <table:table-cell table:style-name="ce16" table:formula="of:=[.F3] - [.F12]" office:value-type="float" office:value="0.000983736553947789" calcext:value-type="float">
            <text:p>0.00098374</text:p>
          </table:table-cell>
          <table:table-cell table:style-name="ce16" table:formula="of:= [.G3]^2" office:value-type="float" office:value="0.00000096773760757307" calcext:value-type="float">
            <text:p>0.00000097</text:p>
          </table:table-cell>
          <table:table-cell table:style-name="ce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01" calcext:value-type="float">
            <text:p>1.01</text:p>
          </table:table-cell>
          <table:table-cell office:value-type="float" office:value="23.109" calcext:value-type="float">
            <text:p>23.109</text:p>
          </table:table-cell>
          <table:table-cell table:style-name="ce13" table:formula="of:=[.$C$4]/[.$D$4]" office:value-type="float" office:value="0.0437059154441992" calcext:value-type="float">
            <text:p>0.04370592</text:p>
          </table:table-cell>
          <table:table-cell table:style-name="ce16" table:formula="of:= (2/9) * 9.8 * (([.B4]/2 * 10^(-3))^2) * ( (11.3 - 1.2) * 10^3 ) / ([.E4])" office:value-type="float" office:value="0.40764276" calcext:value-type="float">
            <text:p>0.40764276</text:p>
          </table:table-cell>
          <table:table-cell table:style-name="ce16" table:formula="of:=[.F4] - [.F12]" office:value-type="float" office:value="0.0204325467563771" calcext:value-type="float">
            <text:p>0.02043255</text:p>
          </table:table-cell>
          <table:table-cell table:style-name="ce16" table:formula="of:= [.G4]^2" office:value-type="float" office:value="0.000417488966951537" calcext:value-type="float">
            <text:p>0.00041749</text:p>
          </table:table-cell>
          <table:table-cell table:style-name="ce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0.984" calcext:value-type="float">
            <text:p>0.984</text:p>
          </table:table-cell>
          <table:table-cell office:value-type="float" office:value="9.922" calcext:value-type="float">
            <text:p>9.922</text:p>
          </table:table-cell>
          <table:table-cell table:style-name="ce13" table:formula="of:=[.$C$5]/[.$D$5]" office:value-type="float" office:value="0.0991735537190083" calcext:value-type="float">
            <text:p>0.09917355</text:p>
          </table:table-cell>
          <table:table-cell table:style-name="ce16" table:formula="of:= (2/9) * 9.8 * (([.B5]/2 * 10^(-3))^2) * ( (11.3 - 1.2) * 10^3 ) / ([.E5])" office:value-type="float" office:value="0.374822596296297" calcext:value-type="float">
            <text:p>0.37482260</text:p>
          </table:table-cell>
          <table:table-cell table:style-name="ce16" table:formula="of:=[.F5] - [.F12]" office:value-type="float" office:value="-0.0123876169473266" calcext:value-type="float">
            <text:p>-0.01238762</text:p>
          </table:table-cell>
          <table:table-cell table:style-name="ce16" table:formula="of:= [.G5]^2" office:value-type="float" office:value="0.000153453053633693" calcext:value-type="float">
            <text:p>0.00015345</text:p>
          </table:table-cell>
          <table:table-cell table:style-name="ce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1.005" calcext:value-type="float">
            <text:p>1.005</text:p>
          </table:table-cell>
          <table:table-cell office:value-type="float" office:value="9.719" calcext:value-type="float">
            <text:p>9.719</text:p>
          </table:table-cell>
          <table:table-cell table:style-name="ce13" table:formula="of:=[.$C$6]/[.$D$6]" office:value-type="float" office:value="0.103405700174915" calcext:value-type="float">
            <text:p>0.10340570</text:p>
          </table:table-cell>
          <table:table-cell table:style-name="ce16" table:formula="of:= (2/9) * 9.8 * (([.B6]/2 * 10^(-3))^2) * ( (11.3 - 1.2) * 10^3 ) / ([.E6])" office:value-type="float" office:value="0.387666249850746" calcext:value-type="float">
            <text:p>0.38766625</text:p>
          </table:table-cell>
          <table:table-cell table:style-name="ce16" table:formula="of:=[.F6] - [.F12]" office:value-type="float" office:value="0.000456036607123234" calcext:value-type="float">
            <text:p>0.00045604</text:p>
          </table:table-cell>
          <table:table-cell table:style-name="ce16" table:formula="of:= [.G6]^2" office:value-type="float" office:value="0.00000020796938703647" calcext:value-type="float">
            <text:p>0.00000021</text:p>
          </table:table-cell>
          <table:table-cell table:style-name="ce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015" calcext:value-type="float">
            <text:p>1.015</text:p>
          </table:table-cell>
          <table:table-cell office:value-type="float" office:value="8.61" calcext:value-type="float">
            <text:p>8.61</text:p>
          </table:table-cell>
          <table:table-cell table:style-name="ce13" table:formula="of:=[.$C$7]/[.$D$7]" office:value-type="float" office:value="0.117886178861789" calcext:value-type="float">
            <text:p>0.11788618</text:p>
          </table:table-cell>
          <table:table-cell table:style-name="ce16" table:formula="of:= (2/9) * 9.8 * (([.B7]/2 * 10^(-3))^2) * ( (11.3 - 1.2) * 10^3 ) / ([.E7])" office:value-type="float" office:value="0.392290733333333" calcext:value-type="float">
            <text:p>0.39229073</text:p>
          </table:table-cell>
          <table:table-cell table:style-name="ce16" table:formula="of:=[.F7] - [.F12]" office:value-type="float" office:value="0.00508052008971033" calcext:value-type="float">
            <text:p>0.00508052</text:p>
          </table:table-cell>
          <table:table-cell table:style-name="ce16" table:formula="of:= [.G7]^2" office:value-type="float" office:value="0.0000258116843819502" calcext:value-type="float">
            <text:p>0.00002581</text:p>
          </table:table-cell>
          <table:table-cell table:style-name="ce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1.052" calcext:value-type="float">
            <text:p>1.052</text:p>
          </table:table-cell>
          <table:table-cell office:value-type="float" office:value="16.172" calcext:value-type="float">
            <text:p>16.172</text:p>
          </table:table-cell>
          <table:table-cell table:style-name="ce13" table:formula="of:=[.$C$8]/[.$D$8]" office:value-type="float" office:value="0.0650507049220876" calcext:value-type="float">
            <text:p>0.06505070</text:p>
          </table:table-cell>
          <table:table-cell table:style-name="ce16" table:formula="of:= (2/9) * 9.8 * (([.B8]/2 * 10^(-3))^2) * ( (11.3 - 1.2) * 10^3 ) / ([.E8])" office:value-type="float" office:value="0.372787658935361" calcext:value-type="float">
            <text:p>0.37278766</text:p>
          </table:table-cell>
          <table:table-cell table:style-name="ce16" table:formula="of:=[.F8] - [.F12]" office:value-type="float" office:value="-0.0144225543082617" calcext:value-type="float">
            <text:p>-0.01442255</text:p>
          </table:table-cell>
          <table:table-cell table:style-name="ce16" table:formula="of:= [.G8]^2" office:value-type="float" office:value="0.000208010072774759" calcext:value-type="float">
            <text:p>0.00020801</text:p>
          </table:table-cell>
          <table:table-cell table:style-name="ce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.007" calcext:value-type="float">
            <text:p>1.007</text:p>
          </table:table-cell>
          <table:table-cell office:value-type="float" office:value="23.562" calcext:value-type="float">
            <text:p>23.562</text:p>
          </table:table-cell>
          <table:table-cell table:style-name="ce13" table:formula="of:=[.$C$9]/[.$D$9]" office:value-type="float" office:value="0.0427383074441898" calcext:value-type="float">
            <text:p>0.04273831</text:p>
          </table:table-cell>
          <table:table-cell table:style-name="ce16" table:formula="of:= (2/9) * 9.8 * (([.B9]/2 * 10^(-3))^2) * ( (11.3 - 1.2) * 10^3 ) / ([.E9])" office:value-type="float" office:value="0.371839453624628" calcext:value-type="float">
            <text:p>0.37183945</text:p>
          </table:table-cell>
          <table:table-cell table:style-name="ce16" table:formula="of:=[.F9] - [.F12]" office:value-type="float" office:value="-0.0153707596189954" calcext:value-type="float">
            <text:p>-0.01537076</text:p>
          </table:table-cell>
          <table:table-cell table:style-name="ce16" table:formula="of:= [.G9]^2" office:value-type="float" office:value="0.000236260251264939" calcext:value-type="float">
            <text:p>0.00023626</text:p>
          </table:table-cell>
          <table:table-cell table:style-name="ce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.009" calcext:value-type="float">
            <text:p>1.009</text:p>
          </table:table-cell>
          <table:table-cell office:value-type="float" office:value="11.641" calcext:value-type="float">
            <text:p>11.641</text:p>
          </table:table-cell>
          <table:table-cell table:style-name="ce13" table:formula="of:=[.$C$10]/[.$D$10]" office:value-type="float" office:value="0.0866764023709303" calcext:value-type="float">
            <text:p>0.08667640</text:p>
          </table:table-cell>
          <table:table-cell table:style-name="ce16" table:formula="of:= (2/9) * 9.8 * (([.B10]/2 * 10^(-3))^2) * ( (11.3 - 1.2) * 10^3 ) / ([.E10])" office:value-type="float" office:value="0.396509945215285" calcext:value-type="float">
            <text:p>0.39650995</text:p>
          </table:table-cell>
          <table:table-cell table:style-name="ce16" table:formula="of:=[.F10] - [.F12]" office:value-type="float" office:value="0.00929973197166167" calcext:value-type="float">
            <text:p>0.00929973</text:p>
          </table:table-cell>
          <table:table-cell table:style-name="ce16" table:formula="of:= [.G10]^2" office:value-type="float" office:value="0.0000864850147447463" calcext:value-type="float">
            <text:p>0.00008649</text:p>
          </table:table-cell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01" calcext:value-type="float">
            <text:p>1.01</text:p>
          </table:table-cell>
          <table:table-cell office:value-type="float" office:value="14.265" calcext:value-type="float">
            <text:p>14.265</text:p>
          </table:table-cell>
          <table:table-cell table:style-name="ce13" table:formula="of:=[.$C$11]/[.$D$11]" office:value-type="float" office:value="0.0708026638626008" calcext:value-type="float">
            <text:p>0.07080266</text:p>
          </table:table-cell>
          <table:table-cell table:style-name="ce16" table:formula="of:= (2/9) * 9.8 * (([.B11]/2 * 10^(-3))^2) * ( (11.3 - 1.2) * 10^3 ) / ([.E11])" office:value-type="float" office:value="0.3758986" calcext:value-type="float">
            <text:p>0.37589860</text:p>
          </table:table-cell>
          <table:table-cell table:style-name="ce16" table:formula="of:=[.F11] - [.F12]" office:value-type="float" office:value="-0.011311613243623" calcext:value-type="float">
            <text:p>-0.01131161</text:p>
          </table:table-cell>
          <table:table-cell table:style-name="ce16" table:formula="of:= [.G11]^2" office:value-type="float" office:value="0.000127952594173307" calcext:value-type="float">
            <text:p>0.00012795</text:p>
          </table:table-cell>
          <table:table-cell table:style-name="ce14"/>
        </table:table-row>
        <table:table-row table:style-name="ro3">
          <table:table-cell table:style-name="Default" table:number-columns-repeated="4"/>
          <table:table-cell table:style-name="ce14" office:value-type="string" calcext:value-type="string">
            <text:p>&lt;n&gt;</text:p>
          </table:table-cell>
          <table:table-cell table:style-name="ce14" table:formula="of:=AVERAGE([.F2:.F11])" office:value-type="float" office:value="0.387210213243623" calcext:value-type="float">
            <text:p>0.38721021</text:p>
          </table:table-cell>
          <table:table-cell table:style-name="ce14"/>
          <table:table-cell table:style-name="ce14" table:formula="of:=SUM([.H2:.H11])" office:value-type="float" office:value="0.00155385398428635" calcext:value-type="float">
            <text:p>0.00155385</text:p>
          </table:table-cell>
          <table:table-cell table:style-name="ce14"/>
        </table:table-row>
        <table:table-row table:style-name="ro3">
          <table:table-cell table:style-name="Default" table:number-columns-repeated="4"/>
          <table:table-cell table:style-name="ce14" table:number-columns-repeated="3"/>
          <table:table-cell table:style-name="ce14" table:formula="of:= SQRT( [.H12] / (10*9) )" office:value-type="float" office:value="0.00415512265400774" calcext:value-type="float">
            <text:p>0.00415512</text:p>
          </table:table-cell>
          <table:table-cell table:style-name="ce14"/>
        </table:table-row>
        <table:table-row table:style-name="ro1">
          <table:table-cell table:style-name="ce1" table:number-columns-repeated="2"/>
          <table:table-cell table:style-name="ce3"/>
          <table:table-cell table:style-name="ce1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8:16:27.134457951</meta:creation-date>
    <dc:date>2022-12-04T23:09:49.248626303</dc:date>
    <meta:editing-duration>PT2H7M6S</meta:editing-duration>
    <meta:editing-cycles>19</meta:editing-cycles>
    <meta:generator>LibreOffice/7.3.7.2$Linux_X86_64 LibreOffice_project/30$Build-2</meta:generator>
    <meta:document-statistic meta:table-count="1" meta:cell-count="92" meta:object-count="0"/>
  </office:meta>
</office:document-meta>
</file>